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Return 5d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2]-1" office:value-type="float" office:value="-0.00628648405927257" calcext:value-type="float">
            <text:p>-0.006286484059273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3]-1" office:value-type="float" office:value="0.00180261378999536" calcext:value-type="float">
            <text:p>0.001802613789995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4]-1" office:value-type="float" office:value="0.0158514492753623" calcext:value-type="float">
            <text:p>0.015851449275362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5]-1" office:value-type="float" office:value="0.00315741993685137" calcext:value-type="float">
            <text:p>0.003157419936851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6]-1" office:value-type="float" office:value="0.00495942290351659" calcext:value-type="float">
            <text:p>0.004959422903517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7]-1" office:value-type="float" office:value="0.000903750564844152" calcext:value-type="float">
            <text:p>0.000903750564844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8]-1" office:value-type="float" office:value="0.00719748088169148" calcext:value-type="float">
            <text:p>0.007197480881691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9]-1" office:value-type="float" office:value="-0.00222915737851093" calcext:value-type="float">
            <text:p>-0.002229157378511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0]-1" office:value-type="float" office:value="0.016636690647482" calcext:value-type="float">
            <text:p>0.016636690647482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1]-1" office:value-type="float" office:value="0.0480035890533872" calcext:value-type="float">
            <text:p>0.048003589053387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2]-1" office:value-type="float" office:value="0.0857787810383748" calcext:value-type="float">
            <text:p>0.085778781038375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3]-1" office:value-type="float" office:value="0.0607414024117909" calcext:value-type="float">
            <text:p>0.060741402411791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4]-1" office:value-type="float" office:value="0.0647899910634495" calcext:value-type="float">
            <text:p>0.06478999106345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5]-1" office:value-type="float" office:value="0.0592658115877931" calcext:value-type="float">
            <text:p>0.059265811587793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16]-1" office:value-type="float" office:value="0.0115582191780821" calcext:value-type="float">
            <text:p>0.011558219178082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17]-1" office:value-type="float" office:value="-0.00956340956340962" calcext:value-type="float">
            <text:p>-0.00956340956341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18]-1" office:value-type="float" office:value="0.00505263157894742" calcext:value-type="float">
            <text:p>0.005052631578947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19]-1" office:value-type="float" office:value="-0.00755350398657151" calcext:value-type="float">
            <text:p>-0.007553503986572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0]-1" office:value-type="float" office:value="-0.031732776617954" calcext:value-type="float">
            <text:p>-0.031732776617954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1]-1" office:value-type="float" office:value="-0.0224291155311044" calcext:value-type="float">
            <text:p>-0.022429115531104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2]-1" office:value-type="float" office:value="-0.0205709487825357" calcext:value-type="float">
            <text:p>-0.020570948782536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3]-1" office:value-type="float" office:value="-0.0498533724340177" calcext:value-type="float">
            <text:p>-0.049853372434018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4]-1" office:value-type="float" office:value="-0.0232558139534883" calcext:value-type="float">
            <text:p>-0.023255813953488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5]-1" office:value-type="float" office:value="-0.0340664079344546" calcext:value-type="float">
            <text:p>-0.034066407934455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26]-1" office:value-type="float" office:value="-0.0402597402597402" calcext:value-type="float">
            <text:p>-0.04025974025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2:25:59.248257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5T22:26:16.406626434</dc:date>
    <meta:editing-duration>PT14M19S</meta:editing-duration>
    <meta:editing-cycles>7</meta:editing-cycles>
    <meta:document-statistic meta:table-count="1" meta:cell-count="93" meta:object-count="0"/>
  </office:meta>
</office:document-meta>
</file>